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3cm" style:rel-column-width="32758*"/>
    </style:style>
    <style:style style:name="Tableau1.B" style:family="table-column">
      <style:table-column-properties style:column-width="1.212cm" style:rel-column-width="3898*"/>
    </style:style>
    <style:style style:name="Tableau1.C" style:family="table-column">
      <style:table-column-properties style:column-width="4.604cm" style:rel-column-width="14810*"/>
    </style:style>
    <style:style style:name="Tableau1.D" style:family="table-column">
      <style:table-column-properties style:column-width="4.373cm" style:rel-column-width="14069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8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e410e" officeooo:paragraph-rsid="008e410e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9009f1" officeooo:paragraph-rsid="009009f1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8cddf" officeooo:paragraph-rsid="0098cddf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f3ca5" officeooo:paragraph-rsid="009f3ca5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b4551" officeooo:paragraph-rsid="00ab4551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ca775" officeooo:paragraph-rsid="00aca775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cb3cd" officeooo:paragraph-rsid="00acb3cd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ad0a74" officeooo:paragraph-rsid="00ad0a74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b14874" officeooo:paragraph-rsid="00b14874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b77534" officeooo:paragraph-rsid="00b77534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e53b5" officeooo:paragraph-rsid="009e53b5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3ca5" officeooo:paragraph-rsid="009f3ca5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ff0f" officeooo:paragraph-rsid="009fff0f" style:font-size-asian="12.6000003814697pt" style:font-weight-asian="bold" style:font-size-complex="14.399999618530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1b1e5" officeooo:paragraph-rsid="00a1b1e5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36049" officeooo:paragraph-rsid="00a36049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8bd7d" officeooo:paragraph-rsid="00a8bd7d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b4551" officeooo:paragraph-rsid="00ab4551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d3e95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Calibri" fo:font-size="10pt" officeooo:paragraph-rsid="008c6054" style:font-size-asian="10pt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56fe1" officeooo:paragraph-rsid="00baf455" style:font-size-asian="12.6000003814697pt" style:font-weight-asian="normal" style:font-size-complex="14.3999996185303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baf455" officeooo:paragraph-rsid="00baf455" style:font-size-asian="12.6000003814697pt" style:font-weight-asian="normal" style:font-size-complex="14.3999996185303pt" style:font-weight-complex="normal"/>
    </style:style>
    <style:style style:name="T1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" style:family="text">
      <style:text-properties style:font-name="Calibri1" fo:font-size="9pt" style:text-underline-style="none" fo:font-weight="normal" officeooo:rsid="007880a9" style:font-size-asian="9pt" style:font-weight-asian="normal" style:font-size-complex="9pt" style:font-weight-complex="normal"/>
    </style:style>
    <style:style style:name="T4" style:family="text">
      <style:text-properties officeooo:rsid="0091efc7"/>
    </style:style>
    <style:style style:name="T5" style:family="text">
      <style:text-properties officeooo:rsid="00936385"/>
    </style:style>
    <style:style style:name="T6" style:family="text">
      <style:text-properties officeooo:rsid="0093ea12"/>
    </style:style>
    <style:style style:name="T7" style:family="text">
      <style:text-properties officeooo:rsid="0099fa69"/>
    </style:style>
    <style:style style:name="T8" style:family="text">
      <style:text-properties officeooo:rsid="009b520d"/>
    </style:style>
    <style:style style:name="T9" style:family="text">
      <style:text-properties officeooo:rsid="00a6d45e"/>
    </style:style>
    <style:style style:name="T10" style:family="text">
      <style:text-properties officeooo:rsid="00a94a14"/>
    </style:style>
    <style:style style:name="T11" style:family="text">
      <style:text-properties officeooo:rsid="00b1d8ac"/>
    </style:style>
    <style:style style:name="T12" style:family="text">
      <style:text-properties officeooo:rsid="00b8f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94008951120">
          <table:table-cell table:style-name="Tableau1.A1" table:number-columns-spanned="4" office:value-type="string">
            <text:p text:style-name="P8">Activité 1: La Solubilité du sel</text:p>
          </table:table-cell>
          <table:covered-table-cell/>
          <table:covered-table-cell/>
          <table:covered-table-cell/>
        </table:table-row>
        <table:table-row table:style-name="TableLine94594045559072">
          <table:table-cell table:style-name="Tableau1.A2" office:value-type="string">
            <text:p text:style-name="P2">Objectifs :</text:p>
            <text:p text:style-name="P32"><text:span text:style-name="T1">-</text:span><text:span text:style-name="T2"> </text:span><text:span text:style-name="T3">Notion de solubilité</text:span></text:p>
          </table:table-cell>
          <table:table-cell table:style-name="Tableau1.B2" table:number-columns-spanned="3" office:value-type="string">
            <text:p text:style-name="P1">Durée :</text:p>
            <text:p text:style-name="P1"/>
          </table:table-cell>
          <table:covered-table-cell/>
          <table:covered-table-cell/>
        </table:table-row>
        <table:table-row table:style-name="TableLine94594001197008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Line94594147387728">
          <table:table-cell table:style-name="Tableau1.A4" table:number-columns-spanned="4" office:value-type="string">
            <text:p text:style-name="P9">1 balance par groupe <text:span text:style-name="T5">+ sel + agitateur + </text:span><text:span text:style-name="T6">coupelle </text:span><text:span text:style-name="T8">+ éprouvette </text:span></text:p>
            <text:p text:style-name="P16">fiche méthode conversion <text:span text:style-name="T12">+ mesure masse + mesure volume</text:span></text:p>
            <text:p text:style-name="P10">prérequis : conversion<text:span text:style-name="T4">s</text:span></text:p>
          </table:table-cell>
          <table:covered-table-cell/>
          <table:covered-table-cell/>
          <table:covered-table-cell/>
        </table:table-row>
        <table:table-row table:style-name="TableLine94594008304544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594008909488">
          <table:table-cell table:style-name="Tableau1.A6" table:number-columns-spanned="2" office:value-type="string">
            <text:p text:style-name="P19">Déroulement</text:p>
          </table:table-cell>
          <table:covered-table-cell/>
          <table:table-cell table:style-name="Tableau1.C6" office:value-type="string">
            <text:p text:style-name="P19">Modalité</text:p>
          </table:table-cell>
          <table:table-cell table:style-name="Tableau1.D6" office:value-type="string">
            <text:p text:style-name="P19">Temps</text:p>
          </table:table-cell>
        </table:table-row>
        <table:table-row table:style-name="TableLine94594134524656">
          <table:table-cell table:style-name="Tableau1.A7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94594019834880">
          <table:table-cell table:style-name="Tableau1.A10" table:number-columns-spanned="2" office:value-type="string">
            <text:p text:style-name="P11">Lecture de l'activité r<text:span text:style-name="T7">ée</text:span>xplication Q1</text:p>
          </table:table-cell>
          <table:covered-table-cell/>
          <table:table-cell table:style-name="Tableau1.C8" office:value-type="string">
            <text:p text:style-name="P24">individuel</text:p>
          </table:table-cell>
          <table:table-cell table:style-name="Tableau1.D8" office:value-type="string">
            <text:p text:style-name="P20"/>
          </table:table-cell>
        </table:table-row>
        <table:table-row table:style-name="TableLine94594105025920">
          <table:table-cell table:style-name="Tableau1.A10" table:number-columns-spanned="2" office:value-type="string">
            <text:p text:style-name="P12">Q2</text:p>
          </table:table-cell>
          <table:covered-table-cell/>
          <table:table-cell table:style-name="Tableau1.C8" office:value-type="string">
            <text:p text:style-name="P25">En groupe</text:p>
          </table:table-cell>
          <table:table-cell table:style-name="Tableau1.D9" office:value-type="string">
            <text:p text:style-name="P21"/>
          </table:table-cell>
        </table:table-row>
        <table:table-row table:style-name="TableLine94594085724416">
          <table:table-cell table:style-name="Tableau1.A10" table:number-columns-spanned="2" office:value-type="string">
            <text:p text:style-name="P26">Retour et <text:s/>correction</text:p>
            <text:p text:style-name="P28">correction au tableau</text:p>
          </table:table-cell>
          <table:covered-table-cell/>
          <table:table-cell table:style-name="Tableau1.C8" office:value-type="string">
            <text:p text:style-name="P27">En classe</text:p>
          </table:table-cell>
          <table:table-cell table:style-name="Tableau1.D10" office:value-type="string">
            <text:p text:style-name="P22"/>
          </table:table-cell>
        </table:table-row>
        <table:table-row table:style-name="TableLine94594106943696">
          <table:table-cell table:style-name="Tableau1.A14" table:number-columns-spanned="2" office:value-type="string">
            <text:p text:style-name="P33"><text:span text:style-name="T9">Réaliser </text:span>l'expérience</text:p>
            <text:p text:style-name="P34">50ml, 5grammes par 5 grammes</text:p>
            <text:p text:style-name="P33"><text:span text:style-name="T10">et Q4</text:span></text:p>
          </table:table-cell>
          <table:covered-table-cell/>
          <table:table-cell table:style-name="Tableau1.C8" office:value-type="string">
            <text:p text:style-name="P29">En groupe</text:p>
          </table:table-cell>
          <table:table-cell table:style-name="Tableau1.D11" office:value-type="string">
            <text:p text:style-name="P23"/>
          </table:table-cell>
        </table:table-row>
        <table:table-row table:style-name="TableLine94594009055184">
          <table:table-cell table:style-name="Tableau1.A14" table:number-columns-spanned="2" office:value-type="string">
            <text:p text:style-name="P13">Q5 </text:p>
          </table:table-cell>
          <table:covered-table-cell/>
          <table:table-cell table:style-name="Tableau1.C8" office:value-type="string">
            <text:p text:style-name="P30">individuel</text:p>
          </table:table-cell>
          <table:table-cell table:style-name="Tableau1.D12" office:value-type="string">
            <text:p text:style-name="P19"/>
          </table:table-cell>
        </table:table-row>
        <table:table-row table:style-name="TableLine94594008771648">
          <table:table-cell table:style-name="Tableau1.A14" table:number-columns-spanned="2" office:value-type="string">
            <text:p text:style-name="P14">Correction</text:p>
          </table:table-cell>
          <table:covered-table-cell/>
          <table:table-cell table:style-name="Tableau1.C8" office:value-type="string">
            <text:p text:style-name="P19"/>
          </table:table-cell>
          <table:table-cell table:style-name="Tableau1.D14" office:value-type="string">
            <text:p text:style-name="P19"/>
          </table:table-cell>
        </table:table-row>
        <table:table-row table:style-name="TableLine94594028737776">
          <table:table-cell table:style-name="Tableau1.A14" table:number-columns-spanned="2" office:value-type="string">
            <text:p text:style-name="P15">Bilan oral puis écrit</text:p>
          </table:table-cell>
          <table:covered-table-cell/>
          <table:table-cell table:style-name="Tableau1.C8" office:value-type="string">
            <text:p text:style-name="P19"/>
          </table:table-cell>
          <table:table-cell table:style-name="Tableau1.D14" office:value-type="string">
            <text:p text:style-name="P19"/>
          </table:table-cell>
        </table:table-row>
        <table:table-row table:style-name="TableLine94594008940304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594101924672">
          <table:table-cell table:style-name="Tableau1.A16" table:number-columns-spanned="4" office:value-type="string">
            <text:p text:style-name="P18">Exercice d'application conversion et solubilité</text:p>
          </table:table-cell>
          <table:covered-table-cell/>
          <table:covered-table-cell/>
          <table:covered-table-cell/>
        </table:table-row>
        <table:table-row table:style-name="TableLine94594145525488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594028553968">
          <table:table-cell table:style-name="Tableau1.A18" table:number-columns-spanned="4" office:value-type="string">
            <text:p text:style-name="P17">La quantité de sel qu'on peut dissoudre est limitée, <text:span text:style-name="T11">cette limite s'appelle la solubilité du sel dans l'eau et s'exprime en grammes par litre (ou g/L)</text:span>, au-delà de cette limite il reste du sel solide dans l'eau.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M15S</meta:editing-duration>
    <meta:editing-cycles>77</meta:editing-cycles>
    <meta:generator>LibreOffice/7.0.4.2$Linux_X86_64 LibreOffice_project/00$Build-2</meta:generator>
    <meta:creation-date>2021-02-11T10:59:54.903285377</meta:creation-date>
    <meta:initial-creator>J Cercy</meta:initial-creator>
    <dc:date>2021-05-21T00:03:06.310028138</dc:date>
    <dc:creator>J Cercy</dc:creator>
    <meta:document-statistic meta:table-count="1" meta:image-count="0" meta:object-count="0" meta:page-count="1" meta:paragraph-count="31" meta:word-count="126" meta:character-count="762" meta:non-whitespace-character-count="664"/>
  </office:meta>
</office:document-meta>
</file>